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a23330" officeooo:paragraph-rsid="0016db77" style:font-size-asian="12pt" style:font-name-complex="Courier New" style:font-size-complex="12pt"/>
    </style:style>
    <style:style style:name="P2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a23330" officeooo:paragraph-rsid="001de969" style:font-size-asian="12pt" style:font-name-complex="Courier New" style:font-size-complex="12pt"/>
    </style:style>
    <style:style style:name="P3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a24a03" officeooo:paragraph-rsid="0016db77" style:font-size-asian="12pt" style:font-name-complex="Courier New" style:font-size-complex="12pt"/>
    </style:style>
    <style:style style:name="P4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a24a03" officeooo:paragraph-rsid="002eba41" style:font-size-asian="12pt" style:font-name-complex="Courier New" style:font-size-complex="12pt"/>
    </style:style>
    <style:style style:name="P5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030dd3d" officeooo:paragraph-rsid="00323d62" style:font-size-asian="12pt" style:font-name-complex="Courier New" style:font-size-complex="12pt"/>
    </style:style>
    <style:style style:name="P6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0323d62" officeooo:paragraph-rsid="00323d62" style:font-size-asian="12pt" style:font-name-complex="Courier New" style:font-size-complex="12pt"/>
    </style:style>
    <style:style style:name="P7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0323d62" officeooo:paragraph-rsid="0032dcef" style:font-size-asian="12pt" style:font-name-complex="Courier New" style:font-size-complex="12pt"/>
    </style:style>
    <style:style style:name="P8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032dcef" officeooo:paragraph-rsid="0032dcef" style:font-size-asian="12pt" style:font-name-complex="Courier New" style:font-size-complex="12pt"/>
    </style:style>
    <style:style style:name="P9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4a23330" officeooo:paragraph-rsid="0016db77" style:font-size-asian="12pt" style:font-name-complex="Courier New" style:font-size-complex="12pt"/>
    </style:style>
    <style:style style:name="P10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4a2c822" officeooo:paragraph-rsid="0016db77" style:font-size-asian="12pt" style:font-name-complex="Courier New" style:font-size-complex="12pt"/>
    </style:style>
    <style:style style:name="P11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0274369" officeooo:paragraph-rsid="00274369" style:font-size-asian="12pt" style:font-name-complex="Courier New" style:font-size-complex="12pt"/>
    </style:style>
    <style:style style:name="P12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02eba41" officeooo:paragraph-rsid="002eba41" style:font-size-asian="12pt" style:font-name-complex="Courier New" style:font-size-complex="12pt"/>
    </style:style>
    <style:style style:name="P13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030dd3d" officeooo:paragraph-rsid="0030dd3d" style:font-size-asian="12pt" style:font-name-complex="Courier New" style:font-size-complex="12pt"/>
    </style:style>
    <style:style style:name="P14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030dd3d" officeooo:paragraph-rsid="00323d62" style:font-size-asian="12pt" style:font-name-complex="Courier New" style:font-size-complex="12pt"/>
    </style:style>
    <style:style style:name="P15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030dd3d" officeooo:paragraph-rsid="0032dcef" style:font-size-asian="12pt" style:font-name-complex="Courier New" style:font-size-complex="12pt"/>
    </style:style>
    <style:style style:name="P16" style:family="paragraph" style:parent-style-name="Standard">
      <style:paragraph-properties fo:margin-top="0in" fo:margin-bottom="0.1665in" loext:contextual-spacing="false"/>
      <style:text-properties style:font-name="Courier New" fo:font-size="12pt" officeooo:rsid="04a2c822" officeooo:paragraph-rsid="00259132" style:font-size-asian="12pt" style:font-name-complex="Courier New" style:font-size-complex="12pt"/>
    </style:style>
    <style:style style:name="P17" style:family="paragraph" style:parent-style-name="Standard">
      <style:paragraph-properties fo:margin-top="0in" fo:margin-bottom="0.1665in" loext:contextual-spacing="false"/>
      <style:text-properties style:font-name="Courier New" fo:font-size="12pt" officeooo:rsid="001ed173" officeooo:paragraph-rsid="001ed173" style:font-size-asian="12pt" style:font-name-complex="Courier New" style:font-size-complex="12pt"/>
    </style:style>
    <style:style style:name="P18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024090a" style:font-size-asian="12pt" style:font-name-complex="Courier New" style:font-size-complex="12pt"/>
    </style:style>
    <style:style style:name="P19" style:family="paragraph" style:parent-style-name="Standard">
      <style:paragraph-properties fo:margin-top="0in" fo:margin-bottom="0.1665in" loext:contextual-spacing="false"/>
      <style:text-properties style:font-name="Courier New" fo:font-size="12pt" officeooo:rsid="0024090a" officeooo:paragraph-rsid="0024090a" style:font-size-asian="12pt" style:font-name-complex="Courier New" style:font-size-complex="12pt"/>
    </style:style>
    <style:style style:name="P20" style:family="paragraph" style:parent-style-name="Standard">
      <style:paragraph-properties fo:margin-top="0in" fo:margin-bottom="0.1665in" loext:contextual-spacing="false"/>
      <style:text-properties officeooo:paragraph-rsid="0032dcef"/>
    </style:style>
    <style:style style:name="P21" style:family="paragraph" style:parent-style-name="Heading_20_3">
      <style:paragraph-properties fo:margin-top="0.1665in" fo:margin-bottom="0in" loext:contextual-spacing="false"/>
      <style:text-properties officeooo:rsid="002a19f0" officeooo:paragraph-rsid="002a19f0"/>
    </style:style>
    <style:style style:name="P22" style:family="paragraph" style:parent-style-name="Heading_20_3">
      <style:paragraph-properties fo:margin-top="0.1665in" fo:margin-bottom="0in" loext:contextual-spacing="false"/>
      <style:text-properties officeooo:paragraph-rsid="0016db77"/>
    </style:style>
    <style:style style:name="P23" style:family="paragraph" style:parent-style-name="Heading_20_3">
      <style:paragraph-properties fo:margin-top="0.1665in" fo:margin-bottom="0in" loext:contextual-spacing="false"/>
      <style:text-properties officeooo:paragraph-rsid="001a3f5d"/>
    </style:style>
    <style:style style:name="P24" style:family="paragraph" style:parent-style-name="Heading_20_3">
      <style:paragraph-properties fo:margin-top="0.1665in" fo:margin-bottom="0in" loext:contextual-spacing="false"/>
      <style:text-properties officeooo:paragraph-rsid="0024090a"/>
    </style:style>
    <style:style style:name="P25" style:family="paragraph" style:parent-style-name="Heading_20_3">
      <style:paragraph-properties fo:margin-top="0.1665in" fo:margin-bottom="0in" loext:contextual-spacing="false"/>
      <style:text-properties officeooo:paragraph-rsid="00244ad9"/>
    </style:style>
    <style:style style:name="P26" style:family="paragraph" style:parent-style-name="Heading_20_3">
      <style:paragraph-properties fo:margin-top="0.1665in" fo:margin-bottom="0in" loext:contextual-spacing="false"/>
      <style:text-properties officeooo:paragraph-rsid="001ed173"/>
    </style:style>
    <style:style style:name="P27" style:family="paragraph" style:parent-style-name="Heading_20_3">
      <style:paragraph-properties fo:margin-top="0.1665in" fo:margin-bottom="0in" loext:contextual-spacing="false"/>
      <style:text-properties officeooo:paragraph-rsid="00259132"/>
    </style:style>
    <style:style style:name="P28" style:family="paragraph" style:parent-style-name="Heading_20_3">
      <style:paragraph-properties fo:margin-top="0.1665in" fo:margin-bottom="0in" loext:contextual-spacing="false"/>
      <style:text-properties officeooo:paragraph-rsid="002c5e5d"/>
    </style:style>
    <style:style style:name="P29" style:family="paragraph" style:parent-style-name="Heading_20_3">
      <style:paragraph-properties fo:margin-top="0.1665in" fo:margin-bottom="0in" loext:contextual-spacing="false"/>
      <style:text-properties officeooo:paragraph-rsid="00323d62"/>
    </style:style>
    <style:style style:name="P30" style:family="paragraph" style:parent-style-name="Heading_20_3">
      <style:paragraph-properties fo:margin-top="0.1665in" fo:margin-bottom="0in" loext:contextual-spacing="false"/>
      <style:text-properties officeooo:paragraph-rsid="0032dcef"/>
    </style:style>
    <style:style style:name="P31" style:family="paragraph" style:parent-style-name="Standard">
      <style:paragraph-properties fo:margin-top="0in" fo:margin-bottom="0.1665in" loext:contextual-spacing="false"/>
      <style:text-properties style:font-name="Courier New" fo:font-size="12pt" officeooo:rsid="0024090a" officeooo:paragraph-rsid="0024090a" style:font-size-asian="12pt" style:font-name-complex="Courier New" style:font-size-complex="12pt"/>
    </style:style>
    <style:style style:name="P32" style:family="paragraph" style:parent-style-name="Standard">
      <style:paragraph-properties fo:margin-top="0in" fo:margin-bottom="0.1665in" loext:contextual-spacing="false"/>
      <style:text-properties style:font-name="Courier New" fo:font-size="12pt" officeooo:rsid="00244ad9" officeooo:paragraph-rsid="00244ad9" style:font-size-asian="12pt" style:font-name-complex="Courier New" style:font-size-complex="12pt"/>
    </style:style>
    <style:style style:name="P33" style:family="paragraph" style:parent-style-name="Standard">
      <style:paragraph-properties fo:margin-top="0in" fo:margin-bottom="0.1665in" loext:contextual-spacing="false"/>
      <style:text-properties style:font-name="Courier New" fo:font-size="12pt" officeooo:rsid="001ed173" officeooo:paragraph-rsid="00259132" style:font-size-asian="12pt" style:font-name-complex="Courier New" style:font-size-complex="12pt"/>
    </style:style>
    <style:style style:name="P34" style:family="paragraph" style:parent-style-name="Standard">
      <style:paragraph-properties fo:margin-top="0in" fo:margin-bottom="0.1665in" loext:contextual-spacing="false"/>
      <style:text-properties style:font-name="Courier New" fo:font-size="12pt" officeooo:rsid="00259132" officeooo:paragraph-rsid="00259132" style:font-size-asian="12pt" style:font-name-complex="Courier New" style:font-size-complex="12pt"/>
    </style:style>
    <style:style style:name="P35" style:family="paragraph" style:parent-style-name="Standard">
      <style:paragraph-properties fo:margin-top="0in" fo:margin-bottom="0.1665in" loext:contextual-spacing="false"/>
      <style:text-properties style:font-name="Courier New" fo:font-size="12pt" officeooo:rsid="00259132" officeooo:paragraph-rsid="002c5e5d" style:font-size-asian="12pt" style:font-name-complex="Courier New" style:font-size-complex="12pt"/>
    </style:style>
    <style:style style:name="P36" style:family="paragraph" style:parent-style-name="Standard">
      <style:paragraph-properties fo:margin-top="0in" fo:margin-bottom="0.1665in" loext:contextual-spacing="false"/>
      <style:text-properties style:font-name="Courier New" fo:font-size="12pt" officeooo:rsid="002eba41" officeooo:paragraph-rsid="002eba41" style:font-size-asian="12pt" style:font-name-complex="Courier New" style:font-size-complex="12pt"/>
    </style:style>
    <style:style style:name="P37" style:family="paragraph" style:parent-style-name="Standard">
      <style:paragraph-properties fo:margin-top="0in" fo:margin-bottom="0.1665in" loext:contextual-spacing="false"/>
      <style:text-properties style:font-name="Courier New" fo:font-size="12pt" officeooo:rsid="0030dd3d" officeooo:paragraph-rsid="0030dd3d" style:font-size-asian="12pt" style:font-name-complex="Courier New" style:font-size-complex="12pt"/>
    </style:style>
    <style:style style:name="P38" style:family="paragraph" style:parent-style-name="Standard">
      <style:paragraph-properties fo:margin-top="0in" fo:margin-bottom="0.1665in" loext:contextual-spacing="false"/>
      <style:text-properties style:font-name="Courier New" fo:font-size="12pt" officeooo:rsid="00323d62" officeooo:paragraph-rsid="00323d62" style:font-size-asian="12pt" style:font-name-complex="Courier New" style:font-size-complex="12pt"/>
    </style:style>
    <style:style style:name="P39" style:family="paragraph" style:parent-style-name="Standard">
      <style:paragraph-properties fo:margin-top="0in" fo:margin-bottom="0.1665in" loext:contextual-spacing="false"/>
      <style:text-properties style:font-name="Courier New" fo:font-size="12pt" officeooo:rsid="0032dcef" officeooo:paragraph-rsid="0032dcef" style:font-size-asian="12pt" style:font-name-complex="Courier New" style:font-size-complex="12pt"/>
    </style:style>
    <style:style style:name="P40" style:family="paragraph" style:parent-style-name="Standard">
      <style:paragraph-properties fo:margin-top="0in" fo:margin-bottom="0.1665in" loext:contextual-spacing="false"/>
      <style:text-properties officeooo:paragraph-rsid="002eba41"/>
    </style:style>
    <style:style style:name="P41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a23330" officeooo:paragraph-rsid="0016db77" style:font-size-asian="12pt" style:font-name-complex="Courier New" style:font-size-complex="12pt"/>
    </style:style>
    <style:style style:name="T1" style:family="text">
      <style:text-properties style:font-name="Courier New" fo:font-size="12pt" officeooo:rsid="04a2c822" style:font-size-asian="12pt" style:font-name-complex="Courier New" style:font-size-complex="12pt"/>
    </style:style>
    <style:style style:name="T2" style:family="text">
      <style:text-properties style:font-name="Courier New" fo:font-size="12pt" officeooo:rsid="0032dcef" style:font-size-asian="12pt" style:font-name-complex="Courier New" style:font-size-complex="12pt"/>
    </style:style>
    <style:style style:name="T3" style:family="text">
      <style:text-properties style:font-name="Courier New" fo:font-size="12pt" officeooo:rsid="0028f8c7" style:font-size-asian="12pt" style:font-name-complex="Courier New" style:font-size-complex="12pt"/>
    </style:style>
    <style:style style:name="T4" style:family="text">
      <style:text-properties style:font-name="Courier New" fo:font-size="12pt" officeooo:rsid="0033207c" style:font-size-asian="12pt" style:font-name-complex="Courier New" style:font-size-complex="12pt"/>
    </style:style>
    <style:style style:name="T5" style:family="text">
      <style:text-properties style:font-name="Courier New" style:font-name-complex="Courier New" style:font-size-complex="12pt"/>
    </style:style>
    <style:style style:name="T6" style:family="text">
      <style:text-properties style:font-name="Courier New" officeooo:rsid="04a23330" style:font-name-complex="Courier New" style:font-size-complex="12pt"/>
    </style:style>
    <style:style style:name="T7" style:family="text">
      <style:text-properties style:font-name="Courier New" officeooo:rsid="001a3f5d" style:font-name-complex="Courier New" style:font-size-complex="12pt"/>
    </style:style>
    <style:style style:name="T8" style:family="text">
      <style:text-properties style:font-name="Courier New" officeooo:rsid="001c2418" style:font-name-complex="Courier New" style:font-size-complex="12pt"/>
    </style:style>
    <style:style style:name="T9" style:family="text">
      <style:text-properties style:font-name="Courier New" officeooo:rsid="001ed173" style:font-name-complex="Courier New" style:font-size-complex="12pt"/>
    </style:style>
    <style:style style:name="T10" style:family="text">
      <style:text-properties style:font-name="Courier New" officeooo:rsid="0024090a" style:font-name-complex="Courier New" style:font-size-complex="12pt"/>
    </style:style>
    <style:style style:name="T11" style:family="text">
      <style:text-properties style:font-name="Courier New" officeooo:rsid="00244ad9" style:font-name-complex="Courier New" style:font-size-complex="12pt"/>
    </style:style>
    <style:style style:name="T12" style:family="text">
      <style:text-properties style:font-name="Courier New" officeooo:rsid="00259132" style:font-name-complex="Courier New" style:font-size-complex="12pt"/>
    </style:style>
    <style:style style:name="T13" style:family="text">
      <style:text-properties style:font-name="Courier New" officeooo:rsid="00274369" style:font-name-complex="Courier New" style:font-size-complex="12pt"/>
    </style:style>
    <style:style style:name="T14" style:family="text">
      <style:text-properties style:font-name="Courier New" officeooo:rsid="002c5e5d" style:font-name-complex="Courier New" style:font-size-complex="12pt"/>
    </style:style>
    <style:style style:name="T15" style:family="text">
      <style:text-properties style:font-name="Courier New" officeooo:rsid="002eba41" style:font-name-complex="Courier New" style:font-size-complex="12pt"/>
    </style:style>
    <style:style style:name="T16" style:family="text">
      <style:text-properties style:font-name="Courier New" officeooo:rsid="003123f8" style:font-name-complex="Courier New" style:font-size-complex="12pt"/>
    </style:style>
    <style:style style:name="T17" style:family="text">
      <style:text-properties style:font-name="Courier New" officeooo:rsid="00323d62" style:font-name-complex="Courier New" style:font-size-complex="12pt"/>
    </style:style>
    <style:style style:name="T18" style:family="text">
      <style:text-properties style:font-name="Courier New" officeooo:rsid="0032dcef" style:font-name-complex="Courier New" style:font-size-complex="12pt"/>
    </style:style>
    <style:style style:name="T19" style:family="text">
      <style:text-properties style:font-name="Courier New" officeooo:rsid="0034cb6b" style:font-name-complex="Courier New" style:font-size-complex="12pt"/>
    </style:style>
    <style:style style:name="T20" style:family="text">
      <style:text-properties officeooo:rsid="04a23330"/>
    </style:style>
    <style:style style:name="T21" style:family="text">
      <style:text-properties officeooo:rsid="04a24a03"/>
    </style:style>
    <style:style style:name="T22" style:family="text">
      <style:text-properties officeooo:rsid="04a2c822"/>
    </style:style>
    <style:style style:name="T23" style:family="text">
      <style:text-properties officeooo:rsid="001c8baf"/>
    </style:style>
    <style:style style:name="T24" style:family="text">
      <style:text-properties officeooo:rsid="00244ad9"/>
    </style:style>
    <style:style style:name="T25" style:family="text">
      <style:text-properties officeooo:rsid="00259132"/>
    </style:style>
    <style:style style:name="T26" style:family="text">
      <style:text-properties fo:font-size="12pt" officeooo:rsid="04a2c822" style:font-size-asian="12pt"/>
    </style:style>
    <style:style style:name="T27" style:family="text">
      <style:text-properties fo:font-size="12pt" officeooo:rsid="0028f8c7" style:font-size-asian="12pt"/>
    </style:style>
    <style:style style:name="T28" style:family="text">
      <style:text-properties fo:font-size="12pt" officeooo:rsid="0033207c" style:font-size-asian="12pt"/>
    </style:style>
    <style:style style:name="T29" style:family="text">
      <style:text-properties officeooo:rsid="00323d62"/>
    </style:style>
    <style:style style:name="T30" style:family="text">
      <style:text-properties officeooo:rsid="0032dc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3"><text:span text:style-name="T6">M</text:span><text:span text:style-name="T5">aryAnn needs my red ribbon for her hair</text:span></text:h>
      <text:h text:style-name="P22" text:outline-level="3"><text:span text:style-name="T14">1. </text:span><text:span text:style-name="T6">IN</text:span><text:span text:style-name="T5">T. </text:span><text:span text:style-name="T6">ART CLASSROOM – </text:span><text:span text:style-name="T7">MEDIUM LONG SHOT</text:span></text:h>
      <text:p text:style-name="P18"><text:span text:style-name="T20">Lisa, Kelly, in foreground painting Christmas Dance posters</text:span>.<text:span text:style-name="T21"> Other kids in background have a poster in front of them but they’re just gossiping, not getting anything done. Kelly keeps turning around to listen. Lisa’s really the only one getting work done.</text:span></text:p>
      <text:h text:style-name="P23" text:outline-level="3"><text:span text:style-name="T14">3a. </text:span><text:span text:style-name="T8">MEDIUM SHOT – LISA &amp; KELLY</text:span><text:span text:style-name="T6"> </text:span></text:h>
      <text:p text:style-name="P19">Kelly dunks her paintbrush into the yellow paint. Brush emerges as a glob. As Kelly pays attention to the gossip behind her, she turns so she’s holding the brush over Lisa’s shorts. Yellow paint accidentally drips onto Lisa’s shorts.</text:p>
      <text:h text:style-name="P24" text:outline-level="3"><text:span text:style-name="T14">2a. </text:span><text:span text:style-name="T10">CLOSE</text:span><text:span text:style-name="T8"> SHOT – </text:span><text:span text:style-name="T10">SHORTS</text:span><text:span text:style-name="T6"> </text:span></text:h>
      <text:p text:style-name="P19">Yellow paint drips onto shorts.</text:p>
      <text:h text:style-name="P24" text:outline-level="3"><text:span text:style-name="T14">4a. </text:span><text:span text:style-name="T8">MEDIUM </text:span><text:span text:style-name="T11">CLOSE</text:span><text:span text:style-name="T8"> SHOT – KELLY</text:span><text:span text:style-name="T6"> </text:span></text:h>
      <text:p text:style-name="P19">Oops! Kelly grabs a paper towel, but that’s already covered in paint. </text:p>
      <text:h text:style-name="P25" text:outline-level="3"><text:span text:style-name="T14">3b. </text:span><text:span text:style-name="T8">MEDIUM SHOT – LISA &amp; KELLY</text:span><text:span text:style-name="T6"> </text:span></text:h>
      <text:p text:style-name="P32">Kelly tries to figure out what to do and decides to carefully paint a yellow stripe over it, trying not to disturb Lisa. </text:p>
      <text:h text:style-name="P26" text:outline-level="3"><text:span text:style-name="T14">2b.</text:span><text:span text:style-name="T8"> </text:span><text:span text:style-name="T9">CLOSE</text:span><text:span text:style-name="T8"> SHOT – </text:span><text:span text:style-name="T11">SHORTS</text:span><text:span text:style-name="T6"> </text:span></text:h>
      <text:p text:style-name="P17"><text:span text:style-name="T24">A</text:span> nice yellow stripe <text:span text:style-name="T24">is painted</text:span>. </text:p>
      <text:h text:style-name="P27" text:outline-level="3"><text:span text:style-name="T14">3c. </text:span><text:span text:style-name="T8">MEDIUM SHOT – LISA &amp; KELLY</text:span></text:h>
      <text:p text:style-name="P33">Kelly looks at Lisa’s shorts for a moment, looks around, sees the blue paint and decides the shorts also need a blue stripe. </text:p>
      <text:p text:style-name="P33">Kelly paints a blue stripe without disturbing Lisa. The kids in the background are gossiping and looking at Lisa. Kelly suddenly hears them and strains to listen more closely. <text:s/></text:p>
      <text:h text:style-name="P27" text:outline-level="3"><text:span text:style-name="T14">5a. </text:span><text:span text:style-name="T8">MEDIUM </text:span><text:span text:style-name="T12">CLOSE </text:span><text:span text:style-name="T8">SHOT – </text:span><text:span text:style-name="T11">OTHER KIDS</text:span><text:span text:style-name="T6"> </text:span></text:h>
      <text:p text:style-name="P32">Gossiping, looking at Lisa. Oooo.</text:p>
      <text:h text:style-name="P25" text:outline-level="3"><text:span text:style-name="T14">4b. </text:span><text:span text:style-name="T8">MEDIUM </text:span><text:span text:style-name="T14">CLOSE</text:span><text:span text:style-name="T8"> SHOT – KELLY</text:span><text:span text:style-name="T6"> </text:span></text:h>
      <text:p text:style-name="P34">Kelly listens a little more. Lisa keeps concentrating on the poster. </text:p>
      <text:h text:style-name="P28" text:outline-level="3"><text:span text:style-name="T14">3d. </text:span><text:span text:style-name="T8">MEDIUM SHOT – LISA &amp; KELLY</text:span><text:span text:style-name="T6"> </text:span></text:h>
      <text:p text:style-name="P35"><text:soft-page-break/>Kelly hears something juicy and turns to Lisa.</text:p>
      <text:p text:style-name="P1">KELLY (whispering)</text:p>
      <text:p text:style-name="P9">Did you hear? Jeff Bufone is going to ask you to the Christmas Dance.</text:p>
      <text:p text:style-name="P1">LISA <text:span text:style-name="T25">(happy surprise)</text:span></text:p>
      <text:p text:style-name="P9">Really?</text:p>
      <text:p text:style-name="P1">KELLY</text:p>
      <text:p text:style-name="P9">I heard <text:span text:style-name="T23">Michelle Smith</text:span> t<text:span text:style-name="T21">ell</text:span> <text:span text:style-name="T23">Michelle Beutin</text:span> <text:span text:style-name="T21">she heard Mark telling Jason that Jeff Bufone is going to ask you to the Christmas Dance. <text:s/></text:span></text:p>
      <text:p text:style-name="P34">Huh? No longer happy. </text:p>
      <text:p text:style-name="P2">LISA</text:p>
      <text:p text:style-name="P9"><text:span text:style-name="T21">That doesn’t sound very reliable. Are you sure</text:span>?</text:p>
      <text:p text:style-name="P3">KELLY <text:span text:style-name="T22">(unsure)</text:span></text:p>
      <text:p text:style-name="P10">I think so?</text:p>
      <text:h text:style-name="P27" text:outline-level="3"><text:span text:style-name="T14">6</text:span><text:span text:style-name="T15">a</text:span><text:span text:style-name="T14">. </text:span><text:span text:style-name="T8">MEDIUM </text:span><text:span text:style-name="T12">CLOSE </text:span><text:span text:style-name="T8">SHOT – </text:span><text:span text:style-name="T12">LISA</text:span><text:span text:style-name="T6"> </text:span></text:h>
      <text:p text:style-name="P16">Lisa is skeptical.</text:p>
      <text:h text:style-name="P27" text:outline-level="3"><text:span text:style-name="T16">7</text:span><text:span text:style-name="T17">a</text:span><text:span text:style-name="T14">. </text:span><text:span text:style-name="T8">MEDIUM </text:span><text:span text:style-name="T13">CLOSE </text:span><text:span text:style-name="T8">SHOT – </text:span><text:span text:style-name="T17">MRS HOPPER</text:span><text:span text:style-name="T6"> </text:span></text:h>
      <text:p text:style-name="P34">Kelly paints more stripes on Lisa’s shorts. Mrs. Hopper walks in.</text:p>
      <text:p text:style-name="P6">MRS. HOPPER</text:p>
      <text:p text:style-name="P11"><text:span text:style-name="T29">Let’s wrap this up, everyone</text:span>. <text:span text:style-name="T29">Time to lock the doors for the evening.</text:span> </text:p>
      <text:p text:style-name="P36">Kelly gets up and pick up her backpack and gets out of there fast before Lisa notices her shorts.</text:p>
      <text:p text:style-name="P4">KELLY </text:p>
      <text:p text:style-name="P12">Bye!</text:p>
      <text:p text:style-name="P37">The rest of the kids get up and leave fast. Lisa watches them...</text:p>
      <text:h text:style-name="P29" text:outline-level="3"><text:span text:style-name="T16">7</text:span><text:span text:style-name="T17">b</text:span><text:span text:style-name="T14">. </text:span><text:span text:style-name="T8">MEDIUM </text:span><text:span text:style-name="T13">CLOSE </text:span><text:span text:style-name="T8">SHOT – </text:span><text:span text:style-name="T17">MRS HOPPER</text:span><text:span text:style-name="T6"> </text:span></text:h>
      <text:p text:style-name="P38">The last kid walks past.</text:p>
      <text:p text:style-name="P6">MRS. HOPPER</text:p>
      <text:p text:style-name="P14"><text:span text:style-name="T29">Luke! Kelly! Pick up this mess! *Sigh* They can’t hear me.</text:span></text:p>
      <text:h text:style-name="P30" text:outline-level="3"><text:span text:style-name="T18">8</text:span><text:span text:style-name="T19">a</text:span><text:span text:style-name="T14">. </text:span><text:span text:style-name="T8">MEDIUM</text:span><text:span text:style-name="T13"> </text:span><text:span text:style-name="T8">SHOT – </text:span><text:span text:style-name="T17">MRS HOPPER</text:span><text:span text:style-name="T6"> </text:span><text:span text:style-name="T18">&amp;LISA</text:span><text:span text:style-name="T12"> </text:span><text:span text:style-name="T15">(will we have chandelier problem?)</text:span></text:h>
      <text:p text:style-name="P39">Lisa gets up. Mrs. Hopper looks at Lisa’s shorts.</text:p>
      <text:p text:style-name="P7"><text:soft-page-break/>MRS. HOPPER</text:p>
      <text:p text:style-name="P15"><text:span text:style-name="T30">What did you do to your shorts? </text:span><text:s/></text:p>
      <text:p text:style-name="P20"><text:span text:style-name="T2">Lisa looks at her shorts, confused.</text:span><text:span text:style-name="T3"> Hm. She sort of likes this design. </text:span></text:p>
      <text:p text:style-name="P8">LISA</text:p>
      <text:p text:style-name="P15"><text:span text:style-name="T30">Cool.</text:span> </text:p>
      <text:p text:style-name="P20"><text:span text:style-name="T3">She </text:span><text:span text:style-name="T2">picks up a brush and</text:span><text:span text:style-name="T3"> paints stripes on the other leg.</text:span></text:p>
      <text:p text:style-name="P40"><text:span text:style-name="T4">Mrs. Hopper laughs. </text:span><text:span text:style-name="T1">Lisa</text:span><text:span text:style-name="T3"> puts on her skirt. </text:span><text:span text:style-name="T4">Mrs. Hopper helps her pick</text:span><text:span text:style-name="T3"> up </text:span><text:span text:style-name="T4">the supplies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next-style-name="Standard" style:default-outline-level="2" style:class="text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3" style:display-name="Heading 3" style:family="paragraph" style:next-style-name="Standard" style:default-outline-level="3" style:class="text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12:01:18.393044734</meta:creation-date>
    <dc:date>2018-07-10T10:22:51.312284398</dc:date>
    <meta:editing-duration>PT8H47M5S</meta:editing-duration>
    <meta:editing-cycles>25</meta:editing-cycles>
    <meta:generator>LibreOffice/5.1.6.2$Linux_X86_64 LibreOffice_project/10m0$Build-2</meta:generator>
    <meta:document-statistic meta:table-count="0" meta:image-count="0" meta:object-count="0" meta:page-count="3" meta:paragraph-count="56" meta:word-count="498" meta:character-count="2806" meta:non-whitespace-character-count="2323"/>
  </office:meta>
</office:document-meta>
</file>